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entItemStateManager.g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ItemStateManager.createNewPropertyState( Name propName , NodeState parent , QPropertyDefinition definition , QValue [ ] values , int propert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ientItemStateManager.addOperation( 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ItemStateManager.statusChanged( ItemState state , int previousStatu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ransientItemStateManager.removed( Item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ientItemStateManager.createNewNodeState( Name nodeName , String uniqueID , Name nodeTypeName , QNodeDefinition definition , NodeStat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ientItemStateManager.dispose( ChangeLog subChange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ientItemStateManager.TransientItemSt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ientItemStateManager.created( Item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ientItemStateManager.hasPending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ItemState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ientItemStateManager.containedInTree( ItemState parent , ItemState 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nsientItemStateManager.getChangeLog( ItemState target , boolean throwOnStal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">
            <text:p text:style-name="Table_20_Contents">7</text:p>
          </table:table-cell>
          <table:table-cell office:value-type="float" office:value="71">
            <text:p text:style-name="Table_20_Contents">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